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836a4" officeooo:paragraph-rsid="000836a4"/>
    </style:style>
    <style:style style:name="P2" style:family="paragraph" style:parent-style-name="Standard">
      <style:text-properties fo:font-size="18pt" fo:font-weight="bold" officeooo:rsid="000836a4" officeooo:paragraph-rsid="000836a4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8d94e" officeooo:paragraph-rsid="0008d94e"/>
    </style:style>
    <style:style style:name="P4" style:family="paragraph" style:parent-style-name="Standard">
      <style:text-properties officeooo:rsid="000f7242" officeooo:paragraph-rsid="000f7242"/>
    </style:style>
    <style:style style:name="P5" style:family="paragraph" style:parent-style-name="Standard">
      <style:text-properties style:text-underline-style="none" fo:font-weight="normal" officeooo:rsid="000ac103" officeooo:paragraph-rsid="000ac103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e69c6" officeooo:paragraph-rsid="000e69c6" style:font-weight-asian="bold" style:font-weight-complex="bold"/>
    </style:style>
    <style:style style:name="P7" style:family="paragraph" style:parent-style-name="Standard">
      <style:text-properties fo:font-style="italic" style:text-underline-style="none" fo:font-weight="normal" officeooo:rsid="000e69c6" officeooo:paragraph-rsid="000e69c6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rsid="000fadb6" officeooo:paragraph-rsid="0010aa3d"/>
    </style:style>
    <style:style style:name="P9" style:family="paragraph" style:parent-style-name="Standard">
      <style:text-properties officeooo:rsid="00128597" officeooo:paragraph-rsid="00128597"/>
    </style:style>
    <style:style style:name="P10" style:family="paragraph" style:parent-style-name="Standard">
      <style:text-properties officeooo:rsid="0015be58" officeooo:paragraph-rsid="0015be58"/>
    </style:style>
    <style:style style:name="P11" style:family="paragraph" style:parent-style-name="Standard">
      <style:text-properties officeooo:rsid="00163d3f" officeooo:paragraph-rsid="00163d3f"/>
    </style:style>
    <style:style style:name="P12" style:family="paragraph" style:parent-style-name="Standard">
      <style:text-properties officeooo:rsid="001656d9" officeooo:paragraph-rsid="001656d9"/>
    </style:style>
    <style:style style:name="P13" style:family="paragraph" style:parent-style-name="Standard">
      <style:text-properties officeooo:rsid="00184a28" officeooo:paragraph-rsid="00184a28"/>
    </style:style>
    <style:style style:name="P14" style:family="paragraph" style:parent-style-name="Standard" style:list-style-name="L1">
      <style:text-properties officeooo:rsid="0008d94e" officeooo:paragraph-rsid="0008d94e"/>
    </style:style>
    <style:style style:name="P15" style:family="paragraph" style:parent-style-name="Standard" style:list-style-name="L1">
      <style:text-properties fo:font-weight="bold" officeooo:rsid="0008d94e" officeooo:paragraph-rsid="0008d94e" style:font-weight-asian="bold" style:font-weight-complex="bold"/>
    </style:style>
    <style:style style:name="P16" style:family="paragraph" style:parent-style-name="Standard" style:list-style-name="L1">
      <style:text-properties fo:font-weight="bold" officeooo:rsid="000ac103" officeooo:paragraph-rsid="000ac103" style:font-weight-asian="bold" style:font-weight-complex="bold"/>
    </style:style>
    <style:style style:name="P17" style:family="paragraph" style:parent-style-name="Standard" style:list-style-name="L2">
      <style:text-properties officeooo:rsid="000f7242" officeooo:paragraph-rsid="000f7242"/>
    </style:style>
    <style:style style:name="P18" style:family="paragraph" style:parent-style-name="Standard" style:list-style-name="L3">
      <style:text-properties officeooo:rsid="00128597" officeooo:paragraph-rsid="00128597"/>
    </style:style>
    <style:style style:name="P19" style:family="paragraph" style:parent-style-name="Standard" style:list-style-name="L3">
      <style:text-properties officeooo:rsid="00137248" officeooo:paragraph-rsid="00137248"/>
    </style:style>
    <style:style style:name="P20" style:family="paragraph" style:parent-style-name="Standard" style:list-style-name="L3">
      <style:text-properties officeooo:rsid="0014182d" officeooo:paragraph-rsid="0014182d"/>
    </style:style>
    <style:style style:name="P21" style:family="paragraph" style:parent-style-name="Standard" style:list-style-name="L4">
      <style:text-properties officeooo:rsid="0015be58" officeooo:paragraph-rsid="0015be58"/>
    </style:style>
    <style:style style:name="P22" style:family="paragraph" style:parent-style-name="Standard" style:list-style-name="L4">
      <style:text-properties officeooo:rsid="00163d3f" officeooo:paragraph-rsid="00163d3f"/>
    </style:style>
    <style:style style:name="P23" style:family="paragraph" style:parent-style-name="Standard" style:list-style-name="L5">
      <style:text-properties officeooo:rsid="00163d3f" officeooo:paragraph-rsid="00163d3f"/>
    </style:style>
    <style:style style:name="P24" style:family="paragraph" style:parent-style-name="Standard" style:list-style-name="L5">
      <style:text-properties officeooo:rsid="001656d9" officeooo:paragraph-rsid="001656d9"/>
    </style:style>
    <style:style style:name="P25" style:family="paragraph" style:parent-style-name="Standard" style:list-style-name="L6">
      <style:text-properties officeooo:rsid="001656d9" officeooo:paragraph-rsid="001656d9"/>
    </style:style>
    <style:style style:name="P26" style:family="paragraph" style:parent-style-name="Standard" style:list-style-name="L6">
      <style:text-properties officeooo:rsid="00184a28" officeooo:paragraph-rsid="00184a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officeooo:rsid="0015be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ditions:</text:p>
      <text:p text:style-name="P1"/>
      <text:p text:style-name="P1">The two key notions around which this course revolves: notion of worldview &amp; notion of humanism.</text:p>
      <text:p text:style-name="P1"/>
      <text:p text:style-name="P3">Philosophy has traditionally been divided into four major areas of investigation:</text:p>
      <text:p text:style-name="P3"/>
      <text:list xml:id="list7502683611651558816" text:style-name="L1">
        <text:list-item>
          <text:p text:style-name="P14"><text:span text:style-name="T1">Logic</text:span> – the study of the correct rules of reasoning<text:line-break/><text:span text:style-name="T2">Point</text:span>: Good reasoning is key to analyzing worldviews and to support your own worldview</text:p>
        </text:list-item>
        <text:list-item>
          <text:p text:style-name="P15">Epistemology –<text:span text:style-name="T4"> the study of knowledge<text:line-break/></text:span><text:span text:style-name="T3">Point</text:span><text:span text:style-name="T6">: Facts are crucial in our understanding of worldviews</text:span></text:p>
        </text:list-item>
        <text:list-item>
          <text:p text:style-name="P16"><text:span text:style-name="T5">Ethics / Politics –</text:span><text:span text:style-name="T6"> the study of right and wrong and how to organize social life<text:line-break/></text:span><text:span text:style-name="T3">Point</text:span><text:span text:style-name="T6">: Worldviews typically include significant ethical and political components</text:span></text:p>
        </text:list-item>
        <text:list-item>
          <text:p text:style-name="P16"><text:span text:style-name="T5">Metaphysics</text:span><text:span text:style-name="T6"> – the study of the nature of reality<text:line-break/></text:span><text:span text:style-name="T3">Point</text:span><text:span text:style-name="T6">: Worldviews are primarily about what reality consist of, whether “reality” is understood in a philosophical, religious, scientific, political, etc., sense the term</text:span></text:p>
        </text:list-item>
      </text:list>
      <text:p text:style-name="P5"/>
      <text:p text:style-name="P6">A Brief Overview of the History of Humanism</text:p>
      <text:p text:style-name="P6"/>
      <text:p text:style-name="P7">Humanism comes from Italian word “umanista” which referred to the “humanities”.</text:p>
      <text:p text:style-name="P4"/>
      <text:p text:style-name="P4">Key moments in history of humanism:</text:p>
      <text:p text:style-name="P4"/>
      <text:p text:style-name="P4">Stage #1: The roots of humanism in ancient times (from the 6<text:span text:style-name="T7">th</text:span> century BC to the Roman Empire).</text:p>
      <text:p text:style-name="P4">Key breakthroughs for the humanist tradition: </text:p>
      <text:list xml:id="list715504379283130026" text:style-name="L2">
        <text:list-item>
          <text:p text:style-name="P17">The birth of philosophy – the passage from a mythological understanding of the world to rational/scientific one. (theme #1)</text:p>
        </text:list-item>
        <text:list-item>
          <text:p text:style-name="P17">The emergency of some skepticism cocerning the existence of Gods (theme #2)<text:line-break/>Protagoras (490-420 BC): “Concerning the gods, I have no means of knowing wether they exist or not or what sort they may be, because of the obscurity of the subject, and the brevity of human life.”</text:p>
        </text:list-item>
        <text:list-item>
          <text:p text:style-name="P17">The possibility of leading a good and meaningful life without relying on Gods or supernatural explanations (themes #3, 4 and 6), for instance in a views such as Stoicism or Epicureanism.</text:p>
        </text:list-item>
      </text:list>
      <text:p text:style-name="P4"/>
      <text:p text:style-name="P8">Famour quote from Epicurus (341-271 BC): “Death does not concern us, because as long we exis, death is not here. And when it does come, we no longer exist.”</text:p>
      <text:p text:style-name="P8"/>
      <text:p text:style-name="P9">Stage #2: Renaissance humanism (1450-1600)</text:p>
      <text:p text:style-name="P9">The renaissance, which means “rebirth,” is a social and intellectual movement which is important for the humanist tradition because it involved:</text:p>
      <text:list xml:id="list1814994234809870561" text:style-name="L3">
        <text:list-item>
          <text:p text:style-name="P18">A rediscovery of key humanist themes from Antiquity</text:p>
        </text:list-item>
        <text:list-item>
          <text:p text:style-name="P18">The rejection of scholasticism, the doctrine that prevailed during the Middles Ages</text:p>
        </text:list-item>
        <text:list-item>
          <text:p text:style-name="P19">Main breakthrough for the humanist tradition: A new focus – humans and their role in the universe and society</text:p>
        </text:list-item>
        <text:list-item>
          <text:p text:style-name="P19">Symbolic representation of this new movement: Leanardo da Vinci’s (1452-1519) The Vitruvian Man</text:p>
        </text:list-item>
        <text:list-item>
          <text:p text:style-name="P20">Giovanni Pico dela Mirandolla’s On the Dignity of Man (1486) is often seen as the manifesto of Renaissance humanism.<text:line-break/><text:soft-page-break/><text:span text:style-name="T8">Key points of this quote: <text:line-break/>The nature of humans, unlike that of animals, is not fixed.<text:line-break/>This means that we have the ability and responsibility to make free choices.<text:line-break/>Plus, humans are special and have a special role to play in worldly affairs.</text:span></text:p>
        </text:list-item>
      </text:list>
      <text:p text:style-name="P10"/>
      <text:p text:style-name="P10">Stage #3: The scientific revolution of the 17<text:span text:style-name="T7">th</text:span> century (humanist theme #1)</text:p>
      <text:list xml:id="list224730483530899239" text:style-name="L4">
        <text:list-item>
          <text:p text:style-name="P21">Emergence of a purely mechanical/naturalistic conception of the world</text:p>
        </text:list-item>
        <text:list-item>
          <text:p text:style-name="P22">Inventon of many technologies</text:p>
        </text:list-item>
        <text:list-item>
          <text:p text:style-name="P22">Mathematics becomes the best tool to study the universe</text:p>
        </text:list-item>
        <text:list-item>
          <text:p text:style-name="P22">The new rules of knowledge: Logic, reason and evidence/experiment.</text:p>
        </text:list-item>
      </text:list>
      <text:p text:style-name="P11"/>
      <text:p text:style-name="P11">Stage #4: The enlightenment (the 18<text:span text:style-name="T7">th</text:span> century) – the Age of Reason</text:p>
      <text:list xml:id="list6973145969798151943" text:style-name="L5">
        <text:list-item>
          <text:p text:style-name="P23">First time in human history when science and philosohy become independent of religion</text:p>
        </text:list-item>
        <text:list-item>
          <text:p text:style-name="P24">Political revolutions that result in the birth of modern democracies which rest on a clear separation of church and state (humanist theme of secularism)</text:p>
        </text:list-item>
      </text:list>
      <text:p text:style-name="P12"/>
      <text:p text:style-name="P12">Stage #5: The Golden Age of Humanism – from the 19<text:span text:style-name="T7">th</text:span> century to the present day:</text:p>
      <text:list xml:id="list7302685032659513557" text:style-name="L6">
        <text:list-item>
          <text:p text:style-name="P25">Emergency of thinkers who are openy atheist: Karl Marx, Friederich Nietzche, Signmund Freud</text:p>
        </text:list-item>
        <text:list-item>
          <text:p text:style-name="P26">Emergence of moral theories designed to promote human happiness (e.g., utilitarianism)</text:p>
        </text:list-item>
        <text:list-item>
          <text:p text:style-name="P26">Science and religion conflict on many social and ethical issues</text:p>
        </text:list-item>
      </text:list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8:05:12.448152806</meta:creation-date>
    <dc:date>2017-02-03T10:43:39.806824573</dc:date>
    <meta:editing-duration>PT17M23S</meta:editing-duration>
    <meta:editing-cycles>3</meta:editing-cycles>
    <meta:generator>LibreOffice/5.2.3.3$Linux_X86_64 LibreOffice_project/20m0$Build-3</meta:generator>
    <meta:document-statistic meta:table-count="0" meta:image-count="0" meta:object-count="0" meta:page-count="2" meta:paragraph-count="35" meta:word-count="595" meta:character-count="3657" meta:non-whitespace-character-count="3108"/>
  </office:meta>
</office:document-meta>
</file>